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165" officeooo:paragraph-rsid="00072165"/>
    </style:style>
    <style:style style:name="P2" style:family="paragraph" style:parent-style-name="Standard">
      <style:text-properties officeooo:rsid="0008e5a9" officeooo:paragraph-rsid="0008e5a9"/>
    </style:style>
    <style:style style:name="P3" style:family="paragraph" style:parent-style-name="Standard">
      <style:text-properties officeooo:rsid="0009b8f7" officeooo:paragraph-rsid="0009b8f7"/>
    </style:style>
    <style:style style:name="T1" style:family="text">
      <style:text-properties officeooo:rsid="0008e5a9"/>
    </style:style>
    <style:style style:name="T2" style:family="text">
      <style:text-properties officeooo:rsid="000b1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Trabalho de otimização</text:p>
      <text:p text:style-name="P1"><text:tab/><text:tab/><text:tab/><text:tab/><text:tab/><text:tab/>Alunos: Diego Vieira de Christo e Leonardo Martin</text:p>
      <text:p text:style-name="P1"/>
      <text:p text:style-name="P1">Introdução ao Problema</text:p>
      <text:p text:style-name="P1">Queremos <text:span text:style-name="T1">maximizar nossa função objetiva. Que nesse caso é lucro obtido, cada tipo de produto gera um lucro e devemos maximizar a soma deles. Sabendo que toda produção será vendida. Mas devo ver o quanto custa produzir cada composto e qual o seu limite diário, para ter uma estimativa de quanto produzir de cada um.</text:span></text:p>
      <text:p text:style-name="P1"/>
      <text:p text:style-name="P2">Modelagem</text:p>
      <text:p text:style-name="P3">Definimos que a função objetiva é o lucro de cada produto, sendo o lucro a diferença do valor – custo. Pegamos de cada produto a coluna que é os compostos necessários e associamos ao seu limite diário. <text:span text:style-name="T2">Essa modelagem resolve o problema, pois vamos saber qual produto vale mais a pena produzir e sua quantidade. </text:span></text:p>
      <text:p text:style-name="P3"/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3T20:26:45.841805634</meta:creation-date>
    <dc:date>2023-05-13T21:00:21.522809120</dc:date>
    <meta:editing-duration>PT2M25S</meta:editing-duration>
    <meta:editing-cycles>1</meta:editing-cycles>
    <meta:document-statistic meta:table-count="0" meta:image-count="0" meta:object-count="0" meta:page-count="1" meta:paragraph-count="6" meta:word-count="124" meta:character-count="738" meta:non-whitespace-character-count="608"/>
    <meta:generator>LibreOffice/6.4.7.2$Linux_X86_64 LibreOffice_project/40$Build-2</meta:generator>
  </office:meta>
</office:document-meta>
</file>